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Heading_20_4">
      <style:text-properties style:font-name="Ubuntu" fo:font-size="14pt" officeooo:rsid="00152012" officeooo:paragraph-rsid="00152012" style:font-size-asian="14pt" style:font-size-complex="14pt"/>
    </style:style>
    <style:style style:name="P2" style:family="paragraph" style:parent-style-name="Text_20_body">
      <style:text-properties style:font-name="Ubuntu" officeooo:rsid="00152012"/>
    </style:style>
    <style:style style:name="P3" style:family="paragraph" style:parent-style-name="Text_20_body">
      <style:paragraph-properties fo:margin-left="0in" fo:margin-right="0in" fo:text-indent="0in" style:auto-text-indent="false" style:writing-mode="lr-tb"/>
      <style:text-properties style:font-name="Ubuntu" officeooo:rsid="00152012"/>
    </style:style>
    <style:style style:name="P4" style:family="paragraph" style:parent-style-name="Text_20_body" style:list-style-name="L1">
      <style:text-properties officeooo:rsid="00152012"/>
    </style:style>
    <style:style style:name="P5" style:family="paragraph" style:parent-style-name="Heading_20_4">
      <style:text-properties style:font-name="Ubuntu" fo:font-size="14pt" officeooo:rsid="00152012" style:font-size-asian="14pt" style:font-size-complex="14pt"/>
    </style:style>
    <style:style style:name="P6" style:family="paragraph" style:parent-style-name="Text_20_body" style:list-style-name="L2">
      <style:text-properties officeooo:rsid="00152012"/>
    </style:style>
    <style:style style:name="P7" style:family="paragraph" style:parent-style-name="Standard">
      <style:text-properties style:font-name="Ubuntu" fo:font-weight="bold" officeooo:rsid="0015754f" officeooo:paragraph-rsid="00152012" style:font-weight-asian="bold" style:font-weight-complex="bold"/>
    </style:style>
    <style:style style:name="P8" style:family="paragraph" style:parent-style-name="Standard">
      <style:text-properties style:font-name="Ubuntu" fo:font-size="14pt" fo:font-weight="bold" officeooo:rsid="0015754f" officeooo:paragraph-rsid="0015754f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Ubuntu" officeooo:rsid="0015754f"/>
    </style:style>
    <style:style style:name="P10" style:family="paragraph" style:parent-style-name="Heading_20_4">
      <style:text-properties style:font-name="Ubuntu" fo:font-weight="normal" officeooo:rsid="0015754f" style:font-size-asian="10.5pt" style:font-weight-asian="normal" style:font-weight-complex="normal"/>
    </style:style>
    <style:style style:name="P11" style:family="paragraph" style:parent-style-name="Text_20_body" style:list-style-name="L3">
      <style:text-properties style:font-name="Ubuntu" officeooo:rsid="0015754f"/>
    </style:style>
    <style:style style:name="P12" style:family="paragraph" style:parent-style-name="Text_20_body" style:list-style-name="L4">
      <style:text-properties style:font-name="Ubuntu" officeooo:rsid="0015754f"/>
    </style:style>
    <style:style style:name="P13" style:family="paragraph" style:parent-style-name="Standard">
      <style:text-properties style:font-name="Ubuntu" fo:font-size="12pt" fo:font-weight="normal" officeooo:rsid="0015754f" officeooo:paragraph-rsid="0015754f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" fo:font-weight="bold" officeooo:rsid="0015754f" officeooo:paragraph-rsid="0015754f" style:font-weight-asian="bold" style:font-weight-complex="bold"/>
    </style:style>
    <style:style style:name="P15" style:family="paragraph" style:parent-style-name="Text_20_body">
      <style:text-properties style:font-name="Ubuntu" fo:font-weight="bold" officeooo:rsid="0015754f" officeooo:paragraph-rsid="0015754f" style:font-weight-asian="bold" style:font-weight-complex="bold"/>
    </style:style>
    <style:style style:name="P16" style:family="paragraph" style:parent-style-name="Heading_20_4">
      <style:text-properties style:font-name="Ubuntu" officeooo:rsid="0015754f"/>
    </style:style>
    <style:style style:name="P17" style:family="paragraph" style:parent-style-name="Text_20_body">
      <style:text-properties style:font-name="Ubuntu" fo:font-weight="normal" officeooo:rsid="0015754f" style:font-weight-asian="normal" style:font-weight-complex="normal"/>
    </style:style>
    <style:style style:name="P18" style:family="paragraph" style:parent-style-name="Preformatted_20_Text">
      <style:paragraph-properties fo:margin-top="0in" fo:margin-bottom="0.1965in" style:contextual-spacing="false"/>
      <style:text-properties style:font-name="Ubuntu" fo:font-weight="normal" officeooo:rsid="0015754f" style:font-weight-asian="normal" style:font-weight-complex="normal"/>
    </style:style>
    <style:style style:name="P19" style:family="paragraph" style:parent-style-name="Text_20_body">
      <style:text-properties style:font-name="Ubuntu" fo:font-weight="bold" officeooo:rsid="0015754f" style:font-weight-asian="bold" style:font-weight-complex="bold"/>
    </style:style>
    <style:style style:name="P20" style:family="paragraph" style:parent-style-name="Preformatted_20_Text">
      <style:text-properties style:font-name="Ubuntu" fo:font-weight="normal" officeooo:rsid="0015754f" style:font-weight-asian="normal" style:font-weight-complex="normal"/>
    </style:style>
    <style:style style:name="P21" style:family="paragraph" style:parent-style-name="Text_20_body" style:list-style-name="L5">
      <style:text-properties style:font-name="Ubuntu" fo:font-weight="bold" officeooo:rsid="0015754f" style:font-weight-asian="bold" style:font-weight-complex="bold"/>
    </style:style>
    <style:style style:name="P22" style:family="paragraph" style:parent-style-name="Text_20_body" style:list-style-name="L5">
      <style:text-properties style:font-name="Ubuntu" fo:font-weight="normal" officeooo:rsid="0015754f" style:font-weight-asian="normal" style:font-weight-complex="normal"/>
    </style:style>
    <style:style style:name="P23" style:family="paragraph" style:parent-style-name="Preformatted_20_Text" style:list-style-name="L6">
      <style:paragraph-properties fo:margin-top="0in" fo:margin-bottom="0.1965in" style:contextual-spacing="false"/>
      <style:text-properties style:font-name="Ubuntu" fo:font-weight="normal" officeooo:rsid="0015754f" style:font-weight-asian="normal" style:font-weight-complex="normal"/>
    </style:style>
    <style:style style:name="P24" style:family="paragraph" style:parent-style-name="Text_20_body" style:list-style-name="L7">
      <style:text-properties style:font-name="Ubuntu" fo:font-weight="normal" officeooo:rsid="0015754f" style:font-weight-asian="normal" style:font-weight-complex="normal"/>
    </style:style>
    <style:style style:name="P25" style:family="paragraph" style:parent-style-name="Preformatted_20_Text" style:list-style-name="L8">
      <style:paragraph-properties fo:margin-top="0in" fo:margin-bottom="0.1965in" style:contextual-spacing="false"/>
      <style:text-properties style:font-name="Ubuntu" fo:font-weight="normal" officeooo:rsid="0015754f" style:font-weight-asian="normal" style:font-weight-complex="normal"/>
    </style:style>
    <style:style style:name="P26" style:family="paragraph" style:parent-style-name="Text_20_body" style:list-style-name="L9">
      <style:text-properties style:font-name="Ubuntu" fo:font-weight="normal" officeooo:rsid="0015754f" style:font-weight-asian="normal" style:font-weight-complex="normal"/>
    </style:style>
    <style:style style:name="P27" style:family="paragraph" style:parent-style-name="Text_20_body">
      <style:paragraph-properties fo:margin-top="0in" fo:margin-bottom="0in" style:contextual-spacing="false"/>
      <style:text-properties style:font-name="Ubuntu" fo:font-weight="normal" officeooo:rsid="0015754f" style:font-weight-asian="normal" style:font-weight-complex="normal"/>
    </style:style>
    <style:style style:name="P28" style:family="paragraph" style:parent-style-name="Preformatted_20_Text" style:list-style-name="L10">
      <style:paragraph-properties fo:margin-top="0in" fo:margin-bottom="0.1965in" style:contextual-spacing="false"/>
      <style:text-properties style:font-name="Ubuntu" fo:font-weight="normal" officeooo:rsid="0015754f" style:font-weight-asian="normal" style:font-weight-complex="normal"/>
    </style:style>
    <style:style style:name="P29" style:family="paragraph" style:parent-style-name="Text_20_body" style:list-style-name="L11">
      <style:text-properties style:font-name="Ubuntu" fo:font-weight="normal" officeooo:rsid="0015754f" style:font-weight-asian="normal" style:font-weight-complex="normal"/>
    </style:style>
    <style:style style:name="P30" style:family="paragraph" style:parent-style-name="Preformatted_20_Text" style:list-style-name="L12">
      <style:paragraph-properties fo:margin-top="0in" fo:margin-bottom="0.1965in" style:contextual-spacing="false"/>
      <style:text-properties style:font-name="Ubuntu" fo:font-weight="normal" officeooo:rsid="0015754f" style:font-weight-asian="normal" style:font-weight-complex="normal"/>
    </style:style>
    <style:style style:name="P31" style:family="paragraph" style:parent-style-name="Text_20_body" style:list-style-name="L13">
      <style:text-properties style:font-name="Ubuntu" fo:font-weight="bold" officeooo:rsid="0015754f" style:font-weight-asian="bold" style:font-weight-complex="bold"/>
    </style:style>
    <style:style style:name="P32" style:family="paragraph" style:parent-style-name="Text_20_body" style:list-style-name="L13">
      <style:text-properties style:font-name="Ubuntu" fo:font-weight="normal" officeooo:rsid="0015754f" style:font-weight-asian="normal" style:font-weight-complex="normal"/>
    </style:style>
    <style:style style:name="P33" style:family="paragraph" style:parent-style-name="Standard">
      <style:text-properties style:font-name="Ubuntu" fo:font-weight="normal" officeooo:rsid="0015754f" officeooo:paragraph-rsid="0015754f" style:font-weight-asian="normal" style:font-weight-complex="normal"/>
    </style:style>
    <style:style style:name="T1" style:family="text">
      <style:text-properties style:font-name="Ubuntu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d65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" fo:font-weight="normal" officeooo:rsid="0015d65d" style:font-weight-asian="normal" style:font-weight-complex="normal"/>
    </style:style>
    <style:style style:name="T6" style:family="text">
      <style:text-properties style:font-name="Ubuntu" fo:font-weight="normal" officeooo:rsid="0015754f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Введение</text:h>
      <text:p text:style-name="P2">Шахматы — это одна из самых популярных интеллектуальных игр в мире, сочетающая в себе стратегию, логику и творчество. Эта древняя игра, зародившаяся более полутора тысяч лет назад, продолжает привлекать миллионы людей благодаря своей глубине и универсальности. Создание шахматной программы на Python — это увлекательный проект, который не только позволяет развить навыки программирования, но и открывает двери в мир алгоритмов, искусственного интеллекта и игрового дизайна. Такой проект подходит как для начинающих, так и для опытных разработчиков, поскольку он может быть масштабируемым: от простого интерфейса для игры до сложного движка с элементами машинного обучения.</text:p>
      <text:p text:style-name="P3">Первый шаг в создании шахматной программы — это моделирование шахматной доски и правил игры. Шахматная доска представляет собой матрицу 8x8, где каждая клетка может быть занята одной из фигур или быть пустой. В Python для этого удобно использовать списки или двумерные массивы, например, с помощью библиотеки numpy. Каждая фигура (пешка, конь, слон, ладья, ферзь, король) должна иметь свои правила перемещения. Например, пешка может двигаться вперед на одну или две клетки с начальной позиции, а конь ходит буквой "Г". Реализация этих правил требует внимательного подхода, так как необходимо учитывать особые случаи, такие как взятие на проходе, рокировку и превращение пешки в другую фигуру при достижении последней горизонтали.</text:p>
      <text:p text:style-name="P3">После создания модели доски и фигур следующим этапом является разработка интерфейса. Для начинающих подойдет текстовый интерфейс, где игроки вводят ходы в нотации, например, "e2-e4". Для более продвинутого проекта можно использовать библиотеку pygame для создания графического интерфейса, где фигуры отображаются на экране, а ходы выполняются перетаскиванием. Графический интерфейс делает программу более интерактивной и привлекательной, но требует дополнительных усилий для обработки событий мыши и рендеринга графики.</text:p>
      <text:p text:style-name="P3">Ключевой частью шахматной программы является алгоритм, определяющий ходы компьютера. Простейший подход — случайный выбор из допустимых ходов, но это не представляет интереса для игрока. Более сложный вариант — реализация алгоритма минимакс с альфа-бета-отсечением. Этот алгоритм оценивает возможные позиции на доске, присваивая им числовые значения (например, +1 за взятие фигуры противника, -1 за потерю своей). Минимакс просматривает дерево ходов на несколько шагов вперед, выбирая оптимальный ход. Альфа-бета-отсечение ускоряет процесс, исключая заведомо невыгодные ветви. Для реализации такого алгоритма Python подходит идеально благодаря своей читаемости и поддержке рекурсии.</text:p>
      <text:p text:style-name="P3">Создание шахматной программы также открывает возможности для экспериментов с искусственным интеллектом. Например, можно интегрировать нейронные сети, как это сделано в современных движках, таких как Stockfish или AlphaZero. Это требует изучения библиотек вроде tensorflow или pytorch, но позволяет программе обучаться <text:soft-page-break/>на основе сыгранных партий, становясь сильнее с каждой игрой. Такой подход сложен, но чрезвычайно увлекателен для тех, кто интересуется машинным обучением.</text:p>
      <text:p text:style-name="P3">Еще один важный аспект — тестирование программы. Шахматы имеют строгие правила, и ошибки в логике могут привести к некорректным ходам или сбоям. Необходимо проверить все специальные правила, такие как пат, мат и ничья при трехкратном повторении позиции. Автоматизированные тесты с использованием фреймворка unittest помогут убедиться, что программа работает правильно.</text:p>
      <text:p text:style-name="P3">Создание шахматной программы на Python — это не только технический, но и творческий процесс. Разработчик может добавить уникальные функции, такие как анализ партий, подсказки для новичков или даже режим игры против нейросети. Такой проект развивает алгоритмическое мышление, учит оптимизации кода и знакомит с принципами работы ИИ. Более того, шахматная программа может стать основой для портфолио, демонстрирующего навыки программирования и способность решать сложные задачи.</text:p>
      <text:p text:style-name="P3"/>
      <text:p text:style-name="P2">Разработка шахмат на Python помогает:</text:p>
      <text:list text:style-name="L1">
        <text:list-item>
          <text:p text:style-name="P4"><text:span text:style-name="Strong_20_Emphasis"><text:span text:style-name="T1">Изучить основы программирования</text:span></text:span><text:span text:style-name="T1"> — работа с классами, функциями, циклами и условиями.</text:span></text:p>
        </text:list-item>
        <text:list-item>
          <text:p text:style-name="P4"><text:span text:style-name="Strong_20_Emphasis"><text:span text:style-name="T1">Развить логическое мышление</text:span></text:span><text:span text:style-name="T1"> — реализация правил шахмат требует четкого алгоритмического подхода.</text:span></text:p>
        </text:list-item>
        <text:list-item>
          <text:p text:style-name="P4"><text:span text:style-name="Strong_20_Emphasis"><text:span text:style-name="T1">Понять принципы ИИ</text:span></text:span><text:span text:style-name="T1"> — даже простой шахматный движок включает анализ ходов и принятие решений.</text:span></text:p>
        </text:list-item>
        <text:list-item>
          <text:p text:style-name="P4"><text:span text:style-name="Strong_20_Emphasis"><text:span text:style-name="T1">Создать полезное приложение</text:span></text:span><text:span text:style-name="T1"> — программа может использоваться для обучения и тренировки игры в шахматы.</text:span></text:p>
        </text:list-item>
      </text:list>
      <text:h text:style-name="P5" text:outline-level="4">Плюсы шахмат</text:h>
      <text:list text:style-name="L2">
        <text:list-item>
          <text:p text:style-name="P6"><text:span text:style-name="Strong_20_Emphasis"><text:span text:style-name="T1">Развитие интеллекта</text:span></text:span><text:span text:style-name="T1"> — шахматы улучшают память, концентрацию и аналитические способности.</text:span></text:p>
        </text:list-item>
        <text:list-item>
          <text:p text:style-name="P6"><text:span text:style-name="Strong_20_Emphasis"><text:span text:style-name="T1">Обучение стратегическому мышлению</text:span></text:span><text:span text:style-name="T1"> — игрок учится просчитывать действия на несколько ходов вперед.</text:span></text:p>
        </text:list-item>
        <text:list-item>
          <text:p text:style-name="P6"><text:span text:style-name="Strong_20_Emphasis"><text:span text:style-name="T1">Доступность</text:span></text:span><text:span text:style-name="T1"> — играть можно как на доске, так и в цифровом формате.</text:span></text:p>
        </text:list-item>
        <text:list-item>
          <text:p text:style-name="P6"><text:span text:style-name="Strong_20_Emphasis"><text:span text:style-name="T1">Польза для образования</text:span></text:span><text:span text:style-name="T1"> — шахматы применяют в школах для развития логики у детей.</text:span></text:p>
        </text:list-item>
      </text:list>
      <text:p text:style-name="P7"/>
      <text:p text:style-name="P7"/>
      <text:p text:style-name="P7"/>
      <text:p text:style-name="P7"/>
      <text:p text:style-name="P8"><text:soft-page-break/>Реализация</text:p>
      <text:p text:style-name="P8"><text:tab/></text:p>
      <text:p text:style-name="P9">В рамках разработки шахмат на Python я решил использовать <text:span text:style-name="Strong_20_Emphasis">AvaloniaUI</text:span> — кроссплатформенный фреймворк для создания графических интерфейсов (GUI).</text:p>
      <text:h text:style-name="P10" text:outline-level="4"><text:span text:style-name="Strong_20_Emphasis">Почему AvaloniaUI?</text:span></text:h>
      <text:list text:style-name="L3">
        <text:list-item>
          <text:p text:style-name="P11"><text:span text:style-name="Strong_20_Emphasis">Кроссплатформенность</text:span></text:p>
          <text:list>
            <text:list-item>
              <text:p text:style-name="P11">AvaloniaUI работает на Windows, macOS и Linux, что позволяет запускать шахматы на разных операционных системах без изменений кода.</text:p>
            </text:list-item>
          </text:list>
        </text:list-item>
        <text:list-item>
          <text:p text:style-name="P11"><text:span text:style-name="Strong_20_Emphasis">Современный и гибкий интерфейс</text:span></text:p>
          <text:list>
            <text:list-item>
              <text:p text:style-name="P11">Поддержка XAML (как в WPF) делает создание UI интуитивно понятным.</text:p>
            </text:list-item>
            <text:list-item>
              <text:p text:style-name="P11">Возможность стилизации и анимации элементов.</text:p>
            </text:list-item>
          </text:list>
        </text:list-item>
        <text:list-item>
          <text:p text:style-name="P11"><text:span text:style-name="Strong_20_Emphasis">Производительность</text:span></text:p>
          <text:list>
            <text:list-item>
              <text:p text:style-name="P11">AvaloniaUI использует аппаратное ускорение, что важно для плавной отрисовки шахматной доски и фигур.</text:p>
            </text:list-item>
          </text:list>
        </text:list-item>
        <text:list-item>
          <text:p text:style-name="P11"><text:span text:style-name="Strong_20_Emphasis">Поддержка .NET и Python (через Python.NET)</text:span></text:p>
          <text:list>
            <text:list-item>
              <text:p text:style-name="P11">Хотя Avalonia изначально предназначен для C#, его можно интегрировать в Python-проект с помощью <text:span text:style-name="Strong_20_Emphasis">Python.NET</text:span>, что позволяет совместить логику на Python с красивым интерфейсом.</text:p>
            </text:list-item>
          </text:list>
        </text:list-item>
      </text:list>
      <text:h text:style-name="P10" text:outline-level="4"><text:span text:style-name="Strong_20_Emphasis">Как будет реализован GUI?</text:span></text:h>
      <text:list text:style-name="L4">
        <text:list-item>
          <text:p text:style-name="P12"><text:span text:style-name="Strong_20_Emphasis">Отрисовка шахматной доски</text:span></text:p>
          <text:list>
            <text:list-item>
              <text:p text:style-name="P12">Доска будет представлена в виде сетки (<text:span text:style-name="Source_20_Text">Grid</text:span> в XAML), где каждая клетка — это отдельный элемент с возможностью взаимодействия.</text:p>
            </text:list-item>
          </text:list>
        </text:list-item>
        <text:list-item>
          <text:p text:style-name="P12"><text:span text:style-name="Strong_20_Emphasis">Отображение фигур</text:span></text:p>
          <text:list>
            <text:list-item>
              <text:p text:style-name="P12">Фигуры можно загрузить в виде векторной графики (SVG) или растровых изображений (PNG).</text:p>
            </text:list-item>
          </text:list>
        </text:list-item>
        <text:list-item>
          <text:p text:style-name="P12"><text:span text:style-name="Strong_20_Emphasis">Обработка ходов</text:span></text:p>
          <text:list>
            <text:list-item>
              <text:p text:style-name="P12">При клике на фигуру будут подсвечиваться доступные ходы (через привязку данных и события).</text:p>
            </text:list-item>
          </text:list>
        </text:list-item>
        <text:list-item>
          <text:p text:style-name="P12"><text:span text:style-name="Strong_20_Emphasis">Дополнительные элементы</text:span></text:p>
          <text:list>
            <text:list-item>
              <text:p text:style-name="P12">Панель с историей ходов, кнопки "Новая игра", "Отмена хода" и настройки.</text:p>
            </text:list-item>
          </text:list>
        </text:list-item>
      </text:list>
      <text:p text:style-name="P13"/>
      <text:p text:style-name="P14"><text:tab/></text:p>
      <text:p text:style-name="P15"><text:soft-page-break/><text:span text:style-name="T2"><text:tab/>Для удобной разработки и контроля версий проекта "Шахматы на Python" я использовал систему управления версиями </text:span><text:span text:style-name="Strong_20_Emphasis"><text:span text:style-name="T2">Git</text:span></text:span><text:span text:style-name="T2">, а также разместил исходный код на платформе </text:span><text:span text:style-name="Strong_20_Emphasis"><text:span text:style-name="T2">GitHub</text:span></text:span><text:span text:style-name="T2"> в репозитории:<text:line-break/>🔗 </text:span><text:a xlink:type="simple" xlink:href="https://github.com/ruzen42/rboard" office:target-frame-name="_blank" xlink:show="new" text:style-name="Internet_20_link" text:visited-style-name="Visited_20_Internet_20_Link"><text:span text:style-name="Strong_20_Emphasis"><text:span text:style-name="T2">github.com/ruzen42/rboard</text:span></text:span></text:a></text:p>
      <text:h text:style-name="P16" text:outline-level="4"><text:span text:style-name="Strong_20_Emphasis"><text:span text:style-name="T2">1. Инициализация Git-репозитория</text:span></text:span></text:h>
      <text:p text:style-name="P17">Перед началом работы я создал локальный репозиторий в папке проекта:</text:p>
      <text:p text:style-name="P17">bash</text:p>
      <text:p text:style-name="P18">git init</text:p>
      <text:p text:style-name="P17">Это позволило отслеживать изменения в коде и возвращаться к предыдущим версиям при необходимости.</text:p>
      <text:h text:style-name="P16" text:outline-level="4"><text:span text:style-name="Strong_20_Emphasis"><text:span text:style-name="T2">2. Настройка .gitignore</text:span></text:span></text:h>
      <text:p text:style-name="P19"><text:span text:style-name="T2">Чтобы не загружать в репозиторий временные файлы (например, </text:span><text:span text:style-name="Source_20_Text"><text:span text:style-name="T2">__pycache__</text:span></text:span><text:span text:style-name="T2">, IDE-файлы), я добавил файл </text:span><text:span text:style-name="Strong_20_Emphasis"><text:span text:style-name="T2">.gitignore</text:span></text:span><text:span text:style-name="T2">:</text:span></text:p>
      <text:p text:style-name="P17"/>
      <text:p text:style-name="P20"># Python</text:p>
      <text:p text:style-name="P20">__pycache__/</text:p>
      <text:p text:style-name="P20">*.pyc</text:p>
      <text:p text:style-name="P20">*.pyo</text:p>
      <text:p text:style-name="P20">*.pyd</text:p>
      <text:p text:style-name="P20">*.pyc</text:p>
      <text:p text:style-name="P20"/>
      <text:p text:style-name="P20"># IDE</text:p>
      <text:p text:style-name="P20">.idea/</text:p>
      <text:p text:style-name="P20">.<text:span text:style-name="T3">kde.v4</text:span></text:p>
      <text:p text:style-name="P20"/>
      <text:p text:style-name="P20"># AvaloniaUI</text:p>
      <text:p text:style-name="P20">/bin/</text:p>
      <text:p text:style-name="P18">/obj/</text:p>
      <text:h text:style-name="P16" text:outline-level="4"><text:span text:style-name="Strong_20_Emphasis"><text:span text:style-name="T2">3. Связь с GitHub</text:span></text:span></text:h>
      <text:list text:style-name="L5">
        <text:list-item>
          <text:p text:style-name="P21"><text:span text:style-name="Strong_20_Emphasis"><text:span text:style-name="T2">Создание репозитория на GitHub</text:span></text:span></text:p>
          <text:list>
            <text:list-item>
              <text:p text:style-name="P21"><text:span text:style-name="T2">Я зашел на </text:span><text:a xlink:type="simple" xlink:href="https://github.com/" office:target-frame-name="_blank" xlink:show="new" text:style-name="Internet_20_link" text:visited-style-name="Visited_20_Internet_20_Link"><text:span text:style-name="T2">github.com</text:span></text:a><text:span text:style-name="T2">, создал новый репозиторий </text:span><text:span text:style-name="Strong_20_Emphasis"><text:span text:style-name="T2">rboard</text:span></text:span><text:span text:style-name="T2"> и скопировал его SSH-ссылку (</text:span><text:span text:style-name="Source_20_Text"><text:span text:style-name="T2">git@github.com:ruzen42/rboard.git</text:span></text:span><text:span text:style-name="T2">).</text:span></text:p>
            </text:list-item>
          </text:list>
        </text:list-item>
        <text:list-item>
          <text:p text:style-name="P21"><text:span text:style-name="Strong_20_Emphasis"><text:span text:style-name="T2">Добавление удаленного репозитория</text:span></text:span><text:span text:style-name="T2"><text:line-break/>В терминале я выполнил:</text:span></text:p>
          <text:p text:style-name="P22">bash</text:p>
        </text:list-item>
      </text:list>
      <text:list text:style-name="L6">
        <text:list-item text:start-value="2">
          <text:p text:style-name="P23">git remote add origin git@github.com:ruzen42/rboard.git</text:p>
        </text:list-item>
      </text:list>
      <text:h text:style-name="P16" text:outline-level="4"><text:soft-page-break/><text:span text:style-name="Strong_20_Emphasis"><text:span text:style-name="T2">4. Первый коммит и отправка на GitHub</text:span></text:span></text:h>
      <text:list text:style-name="L7">
        <text:list-item>
          <text:p text:style-name="P24">Добавил все файлы в индекс Git:</text:p>
          <text:p text:style-name="P24">bash</text:p>
        </text:list-item>
      </text:list>
      <text:list text:style-name="L8">
        <text:list-item>
          <text:p text:style-name="P25">git add .</text:p>
        </text:list-item>
      </text:list>
      <text:list text:style-name="L9">
        <text:list-item>
          <text:p text:style-name="P26">Создал первый коммит:</text:p>
        </text:list-item>
      </text:list>
      <text:p text:style-name="P27">bash</text:p>
      <text:list text:style-name="L10">
        <text:list-item>
          <text:p text:style-name="P28">git commit -m "Initial commit: базовый каркас шахмат на Python + AvaloniaUI"</text:p>
        </text:list-item>
      </text:list>
      <text:list text:style-name="L11">
        <text:list-item>
          <text:p text:style-name="P29">Отправил код в удаленный репозиторий:</text:p>
        </text:list-item>
      </text:list>
      <text:p text:style-name="P17">bash</text:p>
      <text:list text:style-name="L12">
        <text:list-item text:start-value="3">
          <text:p text:style-name="P30">git push -u origin main</text:p>
        </text:list-item>
      </text:list>
      <text:h text:style-name="P16" text:outline-level="4"><text:span text:style-name="Strong_20_Emphasis"><text:span text:style-name="T2">5. Дальнейшая работа с репозиторием</text:span></text:span></text:h>
      <text:p text:style-name="P17">Теперь я могу:</text:p>
      <text:list text:style-name="L13">
        <text:list-item>
          <text:p text:style-name="P31"><text:span text:style-name="T2">Фиксировать изменения через </text:span><text:span text:style-name="Source_20_Text"><text:span text:style-name="T2">git commit -am "Описание правок"</text:span></text:span><text:span text:style-name="T2">.</text:span></text:p>
        </text:list-item>
        <text:list-item>
          <text:p text:style-name="P31"><text:span text:style-name="T2">Отправлять обновления на GitHub: </text:span><text:span text:style-name="Source_20_Text"><text:span text:style-name="T2">git push</text:span></text:span><text:span text:style-name="T2">.</text:span></text:p>
        </text:list-item>
        <text:list-item>
          <text:p text:style-name="P32">Откатываться к старым версиям при ошибках.</text:p>
        </text:list-item>
      </text:list>
      <text:h text:style-name="P16" text:outline-level="4"><text:span text:style-name="Strong_20_Emphasis"><text:span text:style-name="T4">Зачем это нужно?</text:span></text:span></text:h>
      <text:p text:style-name="Text_20_body"><text:span text:style-name="Strong_20_Emphasis"><text:span text:style-name="T5">К</text:span></text:span><text:span text:style-name="Strong_20_Emphasis"><text:span text:style-name="T6">онтроль версий</text:span></text:span><text:span text:style-name="T6"> — возможность отслеживать историю изменений.<text:line-break/></text:span><text:span text:style-name="Strong_20_Emphasis"><text:span text:style-name="T6">Резервное копирование</text:span></text:span><text:span text:style-name="T6"> — код хранится не только локально, но и в облаке.<text:line-break/></text:span><text:span text:style-name="Strong_20_Emphasis"><text:span text:style-name="T6">Совместная разработка</text:span></text:span><text:span text:style-name="T6"> — другие могут предложить улучшения через Pull Requests.<text:line-break/></text:span><text:span text:style-name="Strong_20_Emphasis"><text:span text:style-name="T6">Портфолио</text:span></text:span><text:span text:style-name="T6"> — репозиторий демонстрирует мои навыки программирования.</text:span></text:p>
      <text:p text:style-name="P19"><text:span text:style-name="Strong_20_Emphasis"><text:span text:style-name="T2">Ссылка на проект:</text:span></text:span><text:span text:style-name="T2"><text:line-break/>👉 </text:span><text:a xlink:type="simple" xlink:href="https://github.com/ruzen42/rboard" office:target-frame-name="_blank" xlink:show="new" text:style-name="Internet_20_link" text:visited-style-name="Visited_20_Internet_20_Link"><text:span text:style-name="Strong_20_Emphasis"><text:span text:style-name="T2">github.com/ruzen42/rboard</text:span></text:span></text:a>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Marathi1" style:font-family-complex="'Lohit Marath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eeeeee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draw:fill="solid" draw:fill-color="#ffffff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30T04:13:04.984523261</meta:creation-date>
    <meta:generator>LibreOffice/25.2.1.2$Linux_X86_64 LibreOffice_project/520$Build-2</meta:generator>
    <meta:editing-cycles>1</meta:editing-cycles>
    <meta:editing-duration>PT15M31S</meta:editing-duration>
    <dc:date>2025-04-30T04:52:57.101643170</dc:date>
    <meta:document-statistic meta:table-count="0" meta:image-count="0" meta:object-count="0" meta:page-count="5" meta:paragraph-count="85" meta:word-count="1050" meta:character-count="7707" meta:non-whitespace-character-count="6754"/>
  </office:meta>
</office:document-meta>
</file>